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3deb3d"/>
      <style:text-properties style:font-name="Bitstream Vera Sans"/>
    </style:style>
    <style:style style:name="ce4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DEADLINES</text:p>
          </table:table-cell>
          <table:table-cell table:style-name="ce3"/>
          <table:table-cell table:style-name="ce4" office:value-type="string">
            <text:p>Who</text:p>
          </table:table-cell>
          <table:table-cell table:style-name="ce4" office:value-type="string">
            <text:p>Total Chap.</text:p>
          </table:table-cell>
          <table:table-cell table:style-name="ce4" office:value-type="string">
            <text:p># 1st Done</text:p>
          </table:table-cell>
          <table:table-cell table:style-name="ce4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st 2 chapters: July 1, 2007</text:p>
          </table:table-cell>
          <table:table-cell table:style-name="ce3"/>
          <table:table-cell table:style-name="ce5" office:value-type="string">
            <text:p>shared</text:p>
          </table:table-cell>
          <table:table-cell table:style-name="ce5" table:formula="oooc:=COUNTIF([.C4:.C37];&quot;.*shared.*&quot;)" office:value-type="float" office:value="4">
            <text:p>4</text:p>
          </table:table-cell>
          <table:table-cell table:style-name="ce5" table:formula="oooc:=DCOUNTA([.A3:.E37];0;[.A51:.B52])" office:value-type="float" office:value="3">
            <text:p>3</text:p>
          </table:table-cell>
          <table:table-cell table:style-name="ce6" table:formula="oooc:=[.E44]/[.D44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alf of chapters: November 15, 2007</text:p>
          </table:table-cell>
          <table:table-cell table:style-name="ce3"/>
          <table:table-cell table:style-name="ce5" office:value-type="string">
            <text:p>bos</text:p>
          </table:table-cell>
          <table:table-cell table:style-name="ce5" table:formula="oooc:=COUNTIF([.C4:.C37];&quot;.*bos.*&quot;)" office:value-type="float" office:value="12">
            <text:p>12</text:p>
          </table:table-cell>
          <table:table-cell table:style-name="ce5" table:formula="oooc:=DCOUNTA([.A3:.E37];0;[.A53:.B54])" office:value-type="float" office:value="8">
            <text:p>8</text:p>
          </table:table-cell>
          <table:table-cell table:style-name="ce6" table:formula="oooc:=[.E45]/[.D45]" office:value-type="percentage" office:value="0.666666666666667">
            <text:p>67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rst draft: March 1, 2008</text:p>
          </table:table-cell>
          <table:table-cell table:style-name="ce3"/>
          <table:table-cell table:style-name="ce5" office:value-type="string">
            <text:p>dons</text:p>
          </table:table-cell>
          <table:table-cell table:style-name="ce5" table:formula="oooc:=COUNTIF([.C4:.C37];&quot;.*dons.*&quot;)" office:value-type="float" office:value="10">
            <text:p>10</text:p>
          </table:table-cell>
          <table:table-cell table:style-name="ce5" table:formula="oooc:=DCOUNTA([.A3:.E37];0;[.A55:.B56])" office:value-type="float" office:value="0">
            <text:p>0</text:p>
          </table:table-cell>
          <table:table-cell table:style-name="ce6" table:formula="oooc:=[.E46]/[.D46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nal draft: April 1, 2008</text:p>
          </table:table-cell>
          <table:table-cell table:style-name="ce3"/>
          <table:table-cell table:style-name="ce5" office:value-type="string">
            <text:p>jg</text:p>
          </table:table-cell>
          <table:table-cell table:style-name="ce5" table:formula="oooc:=COUNTIF([.C4:.C37];&quot;.*jg.*&quot;)" office:value-type="float" office:value="10">
            <text:p>10</text:p>
          </table:table-cell>
          <table:table-cell table:style-name="ce5" table:formula="oooc:=DCOUNTA([.A3:.E37];0;[.A57:.B58])" office:value-type="float" office:value="8">
            <text:p>8</text:p>
          </table:table-cell>
          <table:table-cell table:style-name="ce6" table:formula="oooc:=[.E47]/[.D47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5" table:number-columns-repeated="3"/>
          <table:table-cell table:style-name="ce6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formula="oooc:=COUNTIF([.B4:.B37];&quot;.+&quot;)" office:value-type="float" office:value="34">
            <text:p>34</text:p>
          </table:table-cell>
          <table:table-cell table:style-name="ce4" table:formula="oooc:=COUNTIF([.D4:.D37];&quot;.*(done|ready|posted).*&quot;)" office:value-type="float" office:value="19">
            <text:p>19</text:p>
          </table:table-cell>
          <table:table-cell table:style-name="ce7" table:formula="oooc:=[.E49]/[.D49]" office:value-type="percentage" office:value="0.558823529411765">
            <text:p>56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7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03/11/2008</text:date>, <text:time>08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11T08:52:49</dc:date>
    <meta:editing-cycles>11</meta:editing-cycles>
    <meta:editing-duration>PT4H17M41S</meta:editing-duration>
    <meta:user-defined meta:name="Info 1"/>
    <meta:user-defined meta:name="Info 2"/>
    <meta:user-defined meta:name="Info 3"/>
    <meta:user-defined meta:name="Info 4"/>
    <meta:document-statistic meta:table-count="3" meta:cell-count="181"/>
  </office:meta>
</office:document-meta>
</file>